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cm" svg:height="8.606cm" svg:x="0cm" svg:y="0.8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51:59.230033755</dc:date>
    <meta:editing-duration>PT3M53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01cm" svg:height="8.607cm" xlink:href="." xlink:type="simple" chart:class="chart:scatter" chart:style-name="ch1">
        <chart:plot-area chart:style-name="ch2" chart:data-source-has-labels="both" svg:x="0.306cm" svg:y="0.172cm" svg:width="14.689cm" svg:height="8.263cm">
          <chart:coordinate-region svg:x="0.848cm" svg:y="0.371cm" svg:width="14.053cm" svg:height="7.86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